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helvetica neue" svg:font-family="'helvetica neue', Helvetica, Arial, sans-serif"/>
    <style:font-face style:name="times new roman" svg:font-family="'times new roman',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fo:orphans="2" fo:widows="2" fo:text-indent="0cm" style:auto-text-indent="false"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2" style:family="paragraph" style:parent-style-name="Preformatted_20_Text">
      <loext:graphic-properties draw:fill="solid" draw:fill-color="#efefef" draw:opacity="100%"/>
      <style:paragraph-properties fo:margin-top="0cm" fo:margin-bottom="0cm" style:contextual-spacing="false" fo:orphans="2" fo:widows="2"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3"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12.6000003814697pt" fo:letter-spacing="normal" fo:font-style="normal" fo:font-weight="normal" loext:padding="0cm" loext:border="none"/>
    </style:style>
    <style:style style:name="P4"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Standard">
      <style:paragraph-properties fo:margin-top="0cm" fo:margin-bottom="0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Standard">
      <style:paragraph-properties fo:margin-top="0cm" fo:margin-bottom="0.499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10" style:family="paragraph" style:parent-style-name="Text_20_body">
      <style:paragraph-properties fo:margin-left="0cm" fo:margin-right="0cm" fo:margin-top="0cm" fo:margin-bottom="0cm" style:contextual-spacing="false" fo:orphans="2" fo:widows="2" fo:text-indent="0cm" style:auto-text-indent="false"/>
      <style:text-properties fo:text-transform="lowercase" fo:color="#222222" loext:opacity="100%" style:font-name="Consolas" fo:letter-spacing="normal" fo:font-style="normal" fo:font-weight="bold" loext:padding-left="0cm" loext:padding-right="0cm" loext:padding-top="0cm" loext:padding-bottom="0.049cm" loext:border-left="none" loext:border-right="none" loext:border-top="none" loext:border-bottom="0.06pt solid #888888"/>
    </style:style>
    <style:style style:name="P11" style:family="paragraph" style:parent-style-name="Text_20_body">
      <style:paragraph-properties fo:margin-left="0.021cm" fo:margin-right="0.021cm" fo:margin-top="0.021cm" fo:margin-bottom="0.021cm" style:contextual-spacing="false" fo:line-height="110%" fo:orphans="2" fo:widows="2" fo:text-indent="0cm" style:auto-text-indent="false"/>
      <style:text-properties fo:color="#888888" loext:opacity="100%" loext:padding="0.064cm" loext:border="0.06pt solid #b9b9b9"/>
    </style:style>
    <style:style style:name="T1" style:family="text">
      <style:text-properties style:font-name="times new roman" fo:font-size="10.1999998092651pt"/>
    </style:style>
    <style:style style:name="T2" style:family="text">
      <style:text-properties style:font-name="times new roman" fo:font-size="10.1999998092651pt" fo:font-style="italic"/>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am</text:p>
      <text:p text:style-name="P4">time limit per test</text:p>
      <text:p text:style-name="P5">2 seconds</text:p>
      <text:p text:style-name="P4">memory limit per test</text:p>
      <text:p text:style-name="P5">256 megabytes</text:p>
      <text:p text:style-name="P4">input</text:p>
      <text:p text:style-name="P5">standard input</text:p>
      <text:p text:style-name="P4">output</text:p>
      <text:p text:style-name="P6">standard output</text:p>
      <text:p text:style-name="P7">One day three best friends Petya, Vasya and Tonya decided to form a team and take part in programming contests. Participants are usually offered several problems during programming contests. Long before the start the friends decided that they will implement a problem if at least two of them are sure about the solution. Otherwise, the friends won't write the problem's solution.</text:p>
      <text:p text:style-name="P7">This contest offers <text:span text:style-name="T2">n</text:span> problems to the participants. For each problem we know, which friend is sure about the solution. Help the friends find the number of problems for which they will write a solution.</text:p>
      <text:p text:style-name="P9">Input</text:p>
      <text:p text:style-name="P7">The first input line contains a single integer <text:span text:style-name="T2">n</text:span> (<text:span text:style-name="T1">1 ≤ </text:span><text:span text:style-name="T2">n</text:span><text:span text:style-name="T1"> ≤ 1000</text:span>) — the number of problems in the contest. Then <text:span text:style-name="T2">n</text:span> lines contain three integers each, each integer is either <text:span text:style-name="T1">0</text:span> or <text:span text:style-name="T1">1</text:span>. If the first number in the line equals <text:span text:style-name="T1">1</text:span>, then Petya is sure about the problem's solution, otherwise he isn't sure. The second number shows Vasya's view on the solution, the third number shows Tonya's view. The numbers on the lines are separated by spaces.</text:p>
      <text:p text:style-name="P9">Output</text:p>
      <text:p text:style-name="P7">Print a single integer — the number of problems the friends will implement on the contest.</text:p>
      <text:p text:style-name="P8">Examples</text:p>
      <text:p text:style-name="P10">input</text:p>
      <text:section text:style-name="Sect1" text:name="id0048998714044414293">
        <text:p text:style-name="P11">Copy</text:p>
      </text:section>
      <text:p text:style-name="P1"><text:bookmark text:name="id009909591626113883"/>3</text:p>
      <text:p text:style-name="P2">1 1 0</text:p>
      <text:p text:style-name="P2">1 1 1</text:p>
      <text:p text:style-name="P2">1 0 0</text:p>
      <text:p text:style-name="P10">output</text:p>
      <text:section text:style-name="Sect1" text:name="id0028253152044930574">
        <text:p text:style-name="P11">Copy</text:p>
      </text:section>
      <text:p text:style-name="P1"><text:bookmark text:name="id0009780294903872777"/>2</text:p>
      <text:p text:style-name="P10">input</text:p>
      <text:section text:style-name="Sect1" text:name="id007279367340259506">
        <text:p text:style-name="P11">Copy</text:p>
      </text:section>
      <text:p text:style-name="P1"><text:bookmark text:name="id0010572353484709573"/>2</text:p>
      <text:p text:style-name="P2">1 0 0</text:p>
      <text:p text:style-name="P2">0 1 1</text:p>
      <text:p text:style-name="P10">output</text:p>
      <text:section text:style-name="Sect1" text:name="id006003545286280076">
        <text:p text:style-name="P11">Copy</text:p>
      </text:section>
      <text:p text:style-name="P1"><text:bookmark text:name="id009328887833310184"/>1</text:p>
      <text:p text:style-name="P9">Note</text:p>
      <text:p text:style-name="P7">In the first sample Petya and Vasya are sure that they know how to solve the first problem and all three of them know how to solve the second problem. That means that they will write solutions for these problems. Only Petya is sure about the solution for the third problem, but that isn't enough, so the friends won't take it.</text:p>
      <text:p text:style-name="P7">In the second sample the friends will only implement the second problem, as Vasya and Tonya are sure about the solutio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helvetica neue" svg:font-family="'helvetica neue', Helvetica, Arial, sans-serif"/>
    <style:font-face style:name="times new roman" svg:font-family="'times new roma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04T10:58:45.311000000</dc:date>
    <meta:editing-duration>PT39S</meta:editing-duration>
    <meta:editing-cycles>1</meta:editing-cycles>
    <meta:document-statistic meta:table-count="0" meta:image-count="0" meta:object-count="0" meta:page-count="1" meta:paragraph-count="36" meta:word-count="323" meta:character-count="1746" meta:non-whitespace-character-count="1457"/>
    <meta:generator>LibreOffice/7.2.2.2$Windows_X86_64 LibreOffice_project/02b2acce88a210515b4a5bb2e46cbfb63fe97d56</meta:generator>
  </office:meta>
</office:document-meta>
</file>